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47e4" officeooo:paragraph-rsid="001547e4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1547e4" officeooo:paragraph-rsid="001547e4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195eff" officeooo:paragraph-rsid="00195eff" style:font-size-asian="16pt" style:font-size-complex="16pt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/>
      <style:text-properties fo:font-size="11pt" style:text-underline-style="solid" style:text-underline-width="auto" style:text-underline-color="font-color" officeooo:rsid="0015f650" officeooo:paragraph-rsid="004be6c2" style:font-size-asian="11pt" style:font-size-complex="11p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font-size="11pt" officeooo:rsid="0072771e" officeooo:paragraph-rsid="0072771e" style:font-size-asian="11pt" style:font-size-complex="11pt"/>
    </style:style>
    <style:style style:name="P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199cm" style:auto-text-indent="false" style:page-number="auto"/>
      <style:text-properties fo:font-size="11pt" officeooo:rsid="00619106" officeooo:paragraph-rsid="0069d2d2" style:font-size-asian="11pt" style:font-size-complex="11pt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.199cm" style:auto-text-indent="false"/>
      <style:text-properties fo:font-size="11pt" style:text-underline-style="none" officeooo:rsid="0061fe42" officeooo:paragraph-rsid="0069d2d2" style:font-size-asian="11pt" style:font-size-complex="11pt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.199cm" style:auto-text-indent="false"/>
      <style:text-properties fo:font-size="11pt" style:text-underline-style="none" officeooo:rsid="006c42f8" officeooo:paragraph-rsid="00707a3d" style:font-size-asian="11pt" style:font-size-complex="11pt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.199cm" style:auto-text-indent="false"/>
      <style:text-properties fo:font-size="11pt" officeooo:rsid="00619106" officeooo:paragraph-rsid="0069d2d2" style:font-size-asian="11pt" style:font-size-complex="11p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0.199cm" style:auto-text-indent="false"/>
      <style:text-properties fo:font-size="11pt" officeooo:rsid="00740089" officeooo:paragraph-rsid="00740089" style:font-size-asian="11pt" style:font-size-complex="11pt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0.199cm" style:auto-text-indent="false"/>
      <style:text-properties fo:font-size="11pt" style:text-underline-style="none" officeooo:rsid="0069d2d2" officeooo:paragraph-rsid="0069d2d2" style:font-size-asian="11pt" style:font-size-complex="11pt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0.199cm" style:auto-text-indent="false"/>
      <style:text-properties fo:font-size="11pt" style:text-underline-style="none" officeooo:rsid="00740089" officeooo:paragraph-rsid="00740089" style:font-size-asian="11pt" style:font-size-complex="11pt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text-indent="0.199cm" style:auto-text-indent="false"/>
      <style:text-properties fo:font-size="11pt" style:text-underline-style="none" officeooo:rsid="00752ace" officeooo:paragraph-rsid="00752ace" style:font-size-asian="11pt" style:font-size-complex="11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919bc"/>
    </style:style>
    <style:style style:name="T3" style:family="text">
      <style:text-properties style:text-underline-style="none" officeooo:rsid="00619106"/>
    </style:style>
    <style:style style:name="T4" style:family="text">
      <style:text-properties style:text-underline-style="none" officeooo:rsid="0061fe42"/>
    </style:style>
    <style:style style:name="T5" style:family="text">
      <style:text-properties style:text-underline-style="none" officeooo:rsid="006585c3"/>
    </style:style>
    <style:style style:name="T6" style:family="text">
      <style:text-properties style:text-underline-style="none" officeooo:rsid="0066ef11"/>
    </style:style>
    <style:style style:name="T7" style:family="text">
      <style:text-properties style:text-underline-style="none" officeooo:rsid="0069d2d2"/>
    </style:style>
    <style:style style:name="T8" style:family="text">
      <style:text-properties style:text-underline-style="none" officeooo:rsid="00752ace"/>
    </style:style>
    <style:style style:name="T9" style:family="text">
      <style:text-properties style:text-underline-style="none" officeooo:rsid="0076e570"/>
    </style:style>
    <style:style style:name="T10" style:family="text">
      <style:text-properties style:text-underline-style="none" officeooo:rsid="0078c5c8"/>
    </style:style>
    <style:style style:name="T11" style:family="text">
      <style:text-properties officeooo:rsid="006d1606"/>
    </style:style>
    <style:style style:name="T12" style:family="text">
      <style:text-properties officeooo:rsid="00752ace"/>
    </style:style>
    <style:style style:name="T13" style:family="text">
      <style:text-properties officeooo:rsid="00788a2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njamin Tar</text:p>
      <text:p text:style-name="P2">Dokumentation der Arbeitsphasen für das Projekt</text:p>
      <text:p text:style-name="P3">Markt für Schulbücher</text:p>
      <text:p text:style-name="P2"/>
      <text:p text:style-name="P4"><text:span text:style-name="T1">1</text:span><text:span text:style-name="T3">1</text:span><text:span text:style-name="T1">.0</text:span><text:span text:style-name="T3">3</text:span><text:span text:style-name="T1">.2016 <text:s/></text:span><text:span text:style-name="T3">12</text:span><text:span text:style-name="T1">:</text:span><text:span text:style-name="T3">00</text:span><text:span text:style-name="T1"> – 1</text:span><text:span text:style-name="T5">3</text:span><text:span text:style-name="T1">:00</text:span></text:p>
      <text:p text:style-name="P6"><text:span text:style-name="T2">E</text:span><text:span text:style-name="T1">rgänzung der Buchinformationen mit Verlag, Klasse und Kategorien</text:span></text:p>
      <text:p text:style-name="P7">Einbau einer Taste, um neue Suche zu Starten</text:p>
      <text:p text:style-name="P8"><text:span text:style-name="T11">Möglichkeit unter den Buchdaten, </text:span>Nachrichten <text:span text:style-name="T11">zu</text:span> <text:span text:style-name="T11">schicken</text:span></text:p>
      <text:p text:style-name="P9"><text:span text:style-name="T6">Ergänzung</text:span><text:span text:style-name="T4"> </text:span><text:span text:style-name="T6">d</text:span><text:span text:style-name="T4">er To-Do-Liste </text:span><text:span text:style-name="T6">mit Beschreibung der Datenbank</text:span><text:span text:style-name="T4"> </text:span><text:span text:style-name="T7">und weitere Aufgaben</text:span></text:p>
      <text:p text:style-name="P11"/>
      <text:p text:style-name="P5"><text:span text:style-name="T7">1</text:span><text:span text:style-name="T1">4.03.2016 <text:s/>16:30 – </text:span><text:span text:style-name="T10">22:00</text:span></text:p>
      <text:p text:style-name="P10"><text:span text:style-name="T8">Erstellung der </text:span><text:span text:style-name="T7">S</text:span><text:span text:style-name="T1">QL Tabellen </text:span><text:span text:style-name="T9">und</text:span><text:span text:style-name="T1"> </text:span><text:span text:style-name="T8">einige</text:span><text:span text:style-name="T9">n</text:span><text:span text:style-name="T8"> Testdaten</text:span></text:p>
      <text:p text:style-name="P12">Bücher aufgeben, <text:span text:style-name="T12">eigene Anzeigen unter Konto aufgelistet</text:span></text:p>
      <text:p text:style-name="P13">Verbindung von Reistrierung- und Loginfunktion mit der Datenbank</text:p>
      <text:p text:style-name="P13">Suche in den Daten aus der Datenbank <text:span text:style-name="T13">nach</text:span> Suchbegriff oder ISBN und nach Kategorien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r Benjámin</meta:initial-creator>
    <meta:creation-date>2016-03-04T12:43:47.057385799</meta:creation-date>
    <dc:date>2016-03-14T22:46:25.697044270</dc:date>
    <meta:editing-duration>PT1H16M15S</meta:editing-duration>
    <meta:editing-cycles>89</meta:editing-cycles>
    <meta:generator>LibreOffice/4.4.3.2$Linux_X86_64 LibreOffice_project/40m0$Build-2</meta:generator>
    <dc:creator>Benjámin Tar</dc:creator>
    <meta:document-statistic meta:table-count="0" meta:image-count="0" meta:object-count="0" meta:page-count="1" meta:paragraph-count="13" meta:word-count="86" meta:character-count="624" meta:non-whitespace-character-count="547"/>
  </office:meta>
</office:document-meta>
</file>